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Subtitle"><text:initial-creator>John Doe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d94a309">1. Teorema del trasporto di Reynolds</text:a></text:p>
        </text:index-body>
      </text:table-of-content>
      <text:p text:style-name="Text_20_body">Aeropython 1
</text:p>
      <text:h text:style-name="Heading_20_1" text:outline-level="1" text:is-list-header="false">
<text:bookmark-start text:name="OrgXref.orgd94a309"/>
<text:bookmark text:name="orgd94a309"/>Teorema del trasporto di Reynolds
<text:bookmark-end text:name="OrgXref.orgd94a309"/></text:h>
      <text:p text:style-name="Text_20_body">Dato un volume <text:span text:style-name="OrgCode">$\Theta(t)$</text:span>
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John Doe</dc:creator>
    <meta:initial-creator>John Doe</meta:initial-creator>
    <dc:date>2021-01-31T18:33:40</dc:date>
    <meta:creation-date>2021-01-31T18:33:40</meta:creation-date>
    <meta:generator>Emacs 27.1 (Org mode 9.4)</meta:generator>
    <meta:keyword/>
    <dc:subject/>
    <dc:title/>
  </office:meta>
</office:document-meta>
</file>